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711cm" fo:min-width="4.216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6cm" fo:min-width="4.216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6" style:family="graphic" style:parent-style-name="Green_5f_line">
      <style:graphic-properties draw:marker-end="" draw:textarea-vertical-align="middle"/>
    </style:style>
    <style:style style:name="gr7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8" style:family="graphic" style:parent-style-name="Green_5f_line">
      <style:graphic-properties draw:textarea-vertical-align="middle"/>
    </style:style>
    <style:style style:name="gr9" style:family="graphic" style:parent-style-name="Green_5f_line">
      <style:graphic-properties draw:stroke="none"/>
      <style:paragraph-properties style:writing-mode="lr-tb"/>
    </style:style>
    <style:style style:name="gr10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11" style:family="graphic" style:parent-style-name="objectwithoutfill">
      <style:graphic-properties svg:stroke-color="#158466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4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language="ru" fo:country="RU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font-name="Calibri" fo:font-size="11pt" fo:language="none" fo:country="none" style:letter-kerning="true" style:font-name-asian="Calibri" style:font-size-asian="11pt" style:language-asian="none" style:country-asian="none" style:font-name-complex="Times New Roman" style:font-size-complex="11pt" style:language-complex="ar" style:country-complex="SA"/>
    </style:style>
    <style:style style:name="T4" style:family="text"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3.048cm" svg:height="1.27cm" svg:x="3.489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3.048cm" svg:height="1.27cm" svg:x="3.489cm" svg:y="23.542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3" draw:id="id13" draw:layer="layout" svg:width="4.216cm" svg:height="0.711cm" svg:x="2.905cm" svg:y="6.08cm">
          <text:p><text:span text:style-name="T1">set /a count+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216cm" svg:height="1.346cm" svg:x="2.905cm" svg:y="8.544cm">
          <text:p text:style-name="P2">set attr=</text:p>
          <text:p text:style-name="P2">set /a count+=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2" draw:id="id12" draw:layer="layout" svg:width="3.422cm" svg:height="1.346cm" svg:x="3.302cm" svg:y="4.17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2" draw:id="id2" draw:layer="layout" svg:width="4.216cm" svg:height="1.865cm" svg:x="2.905cm" svg:y="10.525cm">
          <text:p>%count% GTR 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" draw:id="id3" draw:layer="layout" svg:width="4.216cm" svg:height="1.865cm" svg:x="6.68cm" svg:y="12.747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4.216cm" svg:height="0.711cm" svg:x="10.207cm" svg:y="15.211cm">
          <text:p><text:span text:style-name="T1">set attr=%~a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4.216cm" svg:height="0.711cm" svg:x="10.207cm" svg:y="21.879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4.216cm" svg:height="1.865cm" svg:x="10.207cm" svg:y="16.875cm">
          <text:p>defined att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layer="layout" draw:type="line" svg:x1="5.013cm" svg:y1="9.89cm" svg:x2="5.013cm" svg:y2="10.525cm" draw:start-shape="id1" draw:start-glue-point="6" draw:end-shape="id2" draw:end-glue-point="4" svg:d="M5013 9890v635" svg:viewBox="0 0 1 636">
          <text:p/>
        </draw:connector>
        <draw:custom-shape draw:style-name="gr7" draw:text-style-name="P4" xml:id="id7" draw:id="id7" draw:layer="layout" svg:width="3.422cm" svg:height="1.346cm" svg:x="10.604cm" svg:y="19.656cm">
          <text:p text:style-name="P3"><text:span text:style-name="T2">Вывод </text:span><text:span text:style-name="T3">dir</text:span><text:span text:style-name="T4"> %1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layer="layout" svg:x1="7.121cm" svg:y1="11.458cm" svg:x2="8.788cm" svg:y2="12.747cm" draw:start-shape="id2" draw:start-glue-point="7" draw:end-shape="id3" draw:end-glue-point="4" svg:d="M7121 11458h1667v1289" svg:viewBox="0 0 1668 1290">
          <text:p/>
        </draw:connector>
        <draw:connector draw:style-name="gr8" draw:layer="layout" svg:x1="10.896cm" svg:y1="13.68cm" svg:x2="12.315cm" svg:y2="15.211cm" draw:start-shape="id3" draw:start-glue-point="7" draw:end-shape="id4" draw:end-glue-point="4" svg:d="M10896 13680h1419v1531" svg:viewBox="0 0 1420 1532">
          <text:p/>
        </draw:connector>
        <draw:connector draw:style-name="gr8" draw:layer="layout" draw:type="line" svg:x1="5.013cm" svg:y1="12.39cm" svg:x2="5.013cm" svg:y2="23.542cm" draw:start-shape="id2" draw:start-glue-point="6" draw:end-shape="id5" draw:end-glue-point="4" svg:d="M5013 12390v11152" svg:viewBox="0 0 1 11153">
          <text:p/>
        </draw:connector>
        <draw:connector draw:style-name="gr6" draw:layer="layout" draw:type="line" svg:x1="12.315cm" svg:y1="15.922cm" svg:x2="12.315cm" svg:y2="16.875cm" draw:start-shape="id4" draw:start-glue-point="6" draw:end-shape="id6" draw:end-glue-point="4" svg:d="M12315 15922v953" svg:viewBox="0 0 1 954">
          <text:p/>
        </draw:connector>
        <draw:connector draw:style-name="gr6" draw:layer="layout" draw:type="line" svg:x1="12.315cm" svg:y1="21.002cm" svg:x2="12.315cm" svg:y2="21.879cm" draw:start-shape="id7" draw:start-glue-point="8" draw:end-shape="id8" draw:end-glue-point="4" svg:d="M12315 21002v877" svg:viewBox="0 0 1 878">
          <text:p/>
        </draw:connector>
        <draw:connector draw:style-name="gr6" xml:id="id9" draw:id="id9" draw:layer="layout" draw:line-skew="0.375cm" svg:x1="12.315cm" svg:y1="22.59cm" svg:x2="16.228cm" svg:y2="23.878cm" draw:start-shape="id8" draw:start-glue-point="6" svg:d="M12315 22590v1270h3913v18" svg:viewBox="0 0 3914 1289">
          <text:p/>
        </draw:connector>
        <draw:connector draw:style-name="gr6" xml:id="id10" draw:id="id10" draw:layer="layout" draw:type="line" svg:x1="16.228cm" svg:y1="23.878cm" svg:x2="16.257cm" svg:y2="7.702cm" draw:start-shape="id9" draw:start-glue-point="3" svg:d="M16228 23878l29-16176" svg:viewBox="0 0 30 16177">
          <text:p/>
        </draw:connector>
        <draw:connector draw:style-name="gr8" draw:layer="layout" draw:line-skew="-0.451cm" svg:x1="10.207cm" svg:y1="17.808cm" svg:x2="10.207cm" svg:y2="22.235cm" draw:start-shape="id6" draw:start-glue-point="5" draw:end-shape="id8" draw:end-glue-point="5" svg:d="M10207 17808h-952v4427h952" svg:viewBox="0 0 953 4428">
          <text:p/>
        </draw:connector>
        <draw:frame draw:style-name="gr9" draw:layer="layout" svg:width="1.27cm" svg:height="0.317cm" svg:x="7.032cm" svg:y="10.843cm">
          <draw:text-box>
            <text:p>нет</text:p>
          </draw:text-box>
        </draw:frame>
        <draw:frame draw:style-name="gr9" draw:layer="layout" svg:width="0.953cm" svg:height="0.317cm" svg:x="4.175cm" svg:y="12.43cm">
          <draw:text-box>
            <text:p>да</text:p>
          </draw:text-box>
        </draw:frame>
        <draw:frame draw:style-name="gr9" draw:layer="layout" svg:width="1.269cm" svg:height="0.317cm" svg:x="9.256cm" svg:y="17.193cm">
          <draw:text-box>
            <text:p>нет</text:p>
          </draw:text-box>
        </draw:frame>
        <draw:frame draw:style-name="gr9" draw:layer="layout" svg:width="1.269cm" svg:height="0.317cm" svg:x="10.843cm" svg:y="13.065cm">
          <draw:text-box>
            <text:p>нет</text:p>
          </draw:text-box>
        </draw:frame>
        <draw:connector draw:style-name="gr8" draw:layer="layout" draw:type="line" svg:x1="12.315cm" svg:y1="18.74cm" svg:x2="12.315cm" svg:y2="19.656cm" draw:start-shape="id6" draw:start-glue-point="6" draw:end-shape="id7" draw:end-glue-point="5" svg:d="M12315 18740v916" svg:viewBox="0 0 1 917">
          <text:p/>
        </draw:connector>
        <draw:frame draw:style-name="gr9" draw:layer="layout" svg:width="0.953cm" svg:height="0.317cm" svg:x="5.762cm" svg:y="13.065cm">
          <draw:text-box draw:corner-radius="1.86cm">
            <text:p>да</text:p>
          </draw:text-box>
        </draw:frame>
        <draw:frame draw:style-name="gr9" draw:layer="layout" svg:width="1.269cm" svg:height="0.317cm" svg:x="12.113cm" svg:y="18.78cm">
          <draw:text-box>
            <text:p>да</text:p>
          </draw:text-box>
        </draw:frame>
        <draw:connector draw:style-name="gr8" draw:layer="layout" draw:type="line" svg:x1="16.257cm" svg:y1="7.702cm" svg:x2="5.013cm" svg:y2="7.667cm" draw:start-shape="id10" draw:start-glue-point="3" svg:d="M16257 7702l-11244-35" svg:viewBox="0 0 11245 36">
          <text:p/>
        </draw:connector>
        <draw:connector draw:style-name="gr10" draw:text-style-name="P5" draw:layer="layout" draw:type="line" svg:x1="6.68cm" svg:y1="13.68cm" svg:x2="4.96cm" svg:y2="13.683cm" draw:start-shape="id3" draw:start-glue-point="5" svg:d="M6680 13680l-1720 3" svg:viewBox="0 0 1721 4">
          <text:p/>
        </draw:connector>
        <draw:connector draw:style-name="gr11" draw:text-style-name="P5" draw:layer="layout" draw:type="line" svg:x1="5.013cm" svg:y1="3.54cm" svg:x2="5.013cm" svg:y2="4.175cm" draw:start-shape="id11" draw:start-glue-point="6" draw:end-shape="id12" draw:end-glue-point="5" svg:d="M5013 3540v635" svg:viewBox="0 0 1 636">
          <text:p/>
        </draw:connector>
        <draw:connector draw:style-name="gr11" draw:text-style-name="P5" draw:layer="layout" draw:type="line" svg:x1="5.013cm" svg:y1="5.521cm" svg:x2="5.013cm" svg:y2="6.08cm" draw:start-shape="id12" draw:start-glue-point="8" draw:end-shape="id13" draw:end-glue-point="4" svg:d="M5013 5521v559" svg:viewBox="0 0 1 560">
          <text:p/>
        </draw:connector>
        <draw:connector draw:style-name="gr11" draw:text-style-name="P5" draw:layer="layout" draw:type="line" svg:x1="5.013cm" svg:y1="6.791cm" svg:x2="5.013cm" svg:y2="8.544cm" draw:start-shape="id13" draw:start-glue-point="6" draw:end-shape="id1" draw:end-glue-point="4" svg:d="M5013 6791v1753" svg:viewBox="0 0 1 17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1T18:45:36.112000000</dc:date>
    <meta:editing-duration>PT5H37M58S</meta:editing-duration>
    <meta:editing-cycles>45</meta:editing-cycles>
    <meta:document-statistic meta:object-count="32"/>
  </office:meta>
</office:document-meta>
</file>